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855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search Notebook Entry: Predicting EEG data using Multimodal Techniques</text:h>
      <text:h text:style-name="Heading_20_2" text:outline-level="2">Date: August 7, 2023</text:h>
      <text:h text:style-name="Heading_20_3" text:outline-level="3">Abstract:</text:h>
      <text:p text:style-name="Text_20_body">This entry presents an outline for the analytical pipeline I will use to analyze EEG data, stim data, and engineer features for prediction models. The aim is to predict EEG data (Y) based on the aforementioned EEG data, stim data, and other features created from the analysis (X).</text:p>
      <text:h text:style-name="Heading_20_3" text:outline-level="3">Proposed Methodology:</text:h>
      <text:h text:style-name="Heading_20_4" text:outline-level="4">Step 1: Spectral Analysis</text:h>
      <text:p text:style-name="Text_20_body">Starting with a basic spectral analysis to break down the frequency content in our EEG data. This will help in identifying fundamental frequencies and harmonic components present within the data.</text:p>
      <text:h text:style-name="Heading_20_4" text:outline-level="4">Step 2: Bifurcation Analysis</text:h>
      <text:p text:style-name="Text_20_body">Employing PyCoBi Bifurcation with Auto-07p for bifurcation analysis. This can shed light on the dynamical nature of the system that underlies the EEG signals.</text:p>
      <text:h text:style-name="Heading_20_4" text:outline-level="4">Step 3: Phase Space Reconstruction</text:h>
      <text:p text:style-name="Text_20_body">Phase space reconstruction can provide a broader perspective on the dynamical system that generated the EEG data.</text:p>
      <text:h text:style-name="Heading_20_4" text:outline-level="4">Step 4: Recurrence Quantification</text:h>
      <text:p text:style-name="Text_20_body">This technique can provide deeper insight into the dynamics of the system. It can identify whether the system dynamics are periodic, chaotic, or random.</text:p>
      <text:h text:style-name="Heading_20_4" text:outline-level="4">Step 5: Nonlinear Dynamical Systems Modeling</text:h>
      <text:p text:style-name="Text_20_body">Using models like the Rossler Attractor, FitzHugh Nagumo Model, and Hodgkin-Huxley Model to understand the underlying dynamics of our EEG data.</text:p>
      <text:h text:style-name="Heading_20_4" text:outline-level="4">Step 6: Fractal Analysis</text:h>
      <text:p text:style-name="Text_20_body">Employing the Higuchi Fractal Dimension and Multifractal Analysis techniques, we can determine the complexity of the EEG data and gain insights about the self-similarity of the data at different scales.</text:p>
      <text:h text:style-name="Heading_20_4" text:outline-level="4">Step 7: Phase Synchronization and Transfer Entropy</text:h>
      <text:p text:style-name="Text_20_body">Understanding the interaction between different channels or signals, we can identify directed influences from one signal to another.</text:p>
      <text:h text:style-name="Heading_20_4" text:outline-level="4"><text:soft-page-break/>Step 8: Nonlinear AutoRegressive with eXogenous inputs (NARX)</text:h>
      <text:p text:style-name="Text_20_body">Using NARX to create a predictive model of our EEG data. This will be done after feature extraction.</text:p>
      <text:h text:style-name="Heading_20_4" text:outline-level="4">Step 9: Particle Swarm Optimization (PSO)</text:h>
      <text:p text:style-name="Text_20_body">Using PSO to optimize the parameters of the NARX model or for feature selection.</text:p>
      <text:h text:style-name="Heading_20_4" text:outline-level="4">Step 10: Hermitian</text:h>
      <text:p text:style-name="Text_20_body">Although primarily used in quantum mechanics, Hermitian operators may be useful if we find ourselves doing complex number analysis on the EEG data.</text:p>
      <text:h text:style-name="Heading_20_4" text:outline-level="4">Step 11: NextGen Reservoir Computing NN and RNN</text:h>
      <text:p text:style-name="Text_20_body">After completing the feature extraction and engineering processes, we will input these features into more complex models like Recurrent Neural Networks (RNNs) <text:span text:style-name="T1">Convolutional Neural Networks (CNNs) and</text:span> NextGen Reservoir Computing networks for predictions.</text:p>
      <text:h text:style-name="Heading_20_3" text:outline-level="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09:36:19.044185229</meta:creation-date>
    <dc:date>2023-08-10T16:27:34.158950902</dc:date>
    <meta:editing-duration>PT19M18S</meta:editing-duration>
    <meta:editing-cycles>2</meta:editing-cycles>
    <meta:generator>LibreOffice/7.3.7.2$Linux_X86_64 LibreOffice_project/30$Build-2</meta:generator>
    <meta:document-statistic meta:table-count="0" meta:image-count="0" meta:object-count="0" meta:page-count="2" meta:paragraph-count="27" meta:word-count="375" meta:character-count="2482" meta:non-whitespace-character-count="2134"/>
  </office:meta>
</office:document-meta>
</file>